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fill="solid" draw:fill-color="#00dcff" draw:textarea-horizontal-align="center" draw:textarea-vertical-align="middle"/>
    </style:style>
    <style:style style:name="gr10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1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2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4.952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fo:min-height="10.5cm"/>
    </style:style>
    <style:style style:name="pr13" style:family="presentation" style:parent-style-name="lyt-cool-outline1">
      <style:graphic-properties draw:fill-color="#ffffff" draw:auto-grow-height="true" fo:min-height="5cm"/>
    </style:style>
    <style:style style:name="pr14" style:family="presentation" style:parent-style-name="lyt-cool-outline1">
      <style:graphic-properties draw:fill-color="#ffffff" draw:auto-grow-height="true" fo:min-height="3.069cm"/>
    </style:style>
    <style:style style:name="pr15" style:family="presentation" style:parent-style-name="lyt-cool-outline1">
      <style:graphic-properties draw:fill-color="#ffffff" draw:auto-grow-height="true" fo:min-height="1.569cm"/>
    </style:style>
    <style:style style:name="pr16" style:family="presentation" style:parent-style-name="lyt-cool-outline1">
      <style:graphic-properties draw:fill-color="#ffffff" draw:auto-grow-height="true" fo:min-height="2.069cm"/>
    </style:style>
    <style:style style:name="pr17" style:family="presentation" style:parent-style-name="lyt-cool-outline1">
      <style:graphic-properties draw:fill-color="#ffffff" draw:auto-grow-height="true" fo:min-height="13.354cm"/>
    </style:style>
    <style:style style:name="pr18" style:family="presentation" style:parent-style-name="lyt-cool-outline1">
      <style:graphic-properties draw:fill-color="#ffffff" draw:auto-grow-height="true" fo:min-height="2.731cm"/>
    </style:style>
    <style:style style:name="pr19" style:family="presentation" style:parent-style-name="lyt-cool-outline1">
      <style:graphic-properties draw:fill-color="#ffffff" draw:auto-grow-height="true" fo:min-height="9.5cm"/>
    </style:style>
    <style:style style:name="pr20" style:family="presentation" style:parent-style-name="lyt-cool-outline1">
      <style:graphic-properties draw:fill-color="#ffffff" draw:auto-grow-height="true" fo:min-height="6.5cm"/>
    </style:style>
    <style:style style:name="pr21" style:family="presentation" style:parent-style-name="lyt-cool-outline1">
      <style:graphic-properties draw:fill-color="#ffffff" draw:auto-grow-height="true" fo:min-height="3.5cm"/>
    </style:style>
    <style:style style:name="pr22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size="3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family="'Bitstream Vera Sans'" style:font-family-generic="swiss" style:font-pitch="variable" fo:font-size="26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bold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fo:font-size="24pt" fo:font-style="italic"/>
    </style:style>
    <style:style style:name="T22" style:family="text">
      <style:text-properties fo:font-style="italic" style:text-underline-style="solid" style:text-underline-width="auto" style:text-underline-color="font-color" fo:font-weight="normal"/>
    </style:style>
    <style:style style:name="T23" style:family="text">
      <style:text-properties fo:font-style="normal"/>
    </style:style>
    <style:style style:name="T24" style:family="text">
      <style:text-properties fo:font-size="28pt" fo:font-style="normal" fo:font-weight="normal"/>
    </style:style>
    <style:style style:name="T25" style:family="text">
      <style:text-properties fo:font-family="'Bitstream Vera Sans Mono'" style:font-family-generic="swiss" style:font-pitch="fixed" fo:font-size="28pt"/>
    </style:style>
    <style:style style:name="T26" style:family="text">
      <style:text-properties fo:font-family="Albany" style:font-family-generic="swiss" fo:font-size="28pt"/>
    </style:style>
    <style:style style:name="T27" style:family="text">
      <style:text-properties fo:font-family="Albany" style:font-family-generic="swiss" fo:font-size="28pt" fo:font-weight="bold"/>
    </style:style>
    <style:style style:name="T28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6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7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8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9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40" style:family="text">
      <style:text-properties fo:font-size="28pt" fo:font-style="normal"/>
    </style:style>
    <style:style style:name="T41" style:family="text">
      <style:text-properties fo:font-size="28pt" fo:font-style="italic"/>
    </style:style>
    <style:style style:name="T42" style:family="text">
      <style:text-properties fo:font-size="28pt" fo:font-weight="bold"/>
    </style:style>
    <style:style style:name="T43" style:family="text">
      <style:text-properties fo:font-size="24pt"/>
    </style:style>
    <style:style style:name="T44" style:family="text">
      <style:text-properties fo:font-size="24pt" fo:font-weight="bold"/>
    </style:style>
    <style:style style:name="T45" style:family="text">
      <style:text-properties fo:font-size="24pt" fo:font-style="normal"/>
    </style:style>
    <style:style style:name="T46" style:family="text">
      <style:text-properties fo:font-family="'Bitstream Vera Sans Mono'" style:font-family-generic="swiss" style:font-pitch="fixed" fo:font-size="24pt" fo:font-weight="normal"/>
    </style:style>
    <style:style style:name="T47" style:family="text">
      <style:text-properties fo:font-size="14pt" style:font-size-asian="18pt" style:font-size-complex="18pt"/>
    </style:style>
    <style:style style:name="T48" style:family="text">
      <style:text-properties fo:font-size="14pt"/>
    </style:style>
    <style:style style:name="T49" style:family="text">
      <style:text-properties style:text-underline-style="none"/>
    </style:style>
    <style:style style:name="T50" style:family="text">
      <style:text-properties fo:font-style="italic" style:text-underline-style="none"/>
    </style:style>
    <style:style style:name="T51" style:family="text">
      <style:text-properties fo:font-size="28pt" style:text-underline-style="none"/>
    </style:style>
    <style:style style:name="T52" style:family="text">
      <style:text-properties fo:font-family="'Bitstream Vera Sans Mono'" style:font-family-generic="swiss" style:font-pitch="fixed" fo:font-size="28pt" style:text-underline-style="none"/>
    </style:style>
    <style:style style:name="T53" style:family="text">
      <style:text-properties fo:font-size="26pt" fo:font-weight="bold"/>
    </style:style>
    <style:style style:name="T54" style:family="text">
      <style:text-properties fo:font-size="26pt" fo:font-style="italic"/>
    </style:style>
    <style:style style:name="T55" style:family="text">
      <style:text-properties fo:font-size="26pt" fo:font-style="normal"/>
    </style:style>
    <style:style style:name="T56" style:family="text">
      <style:text-properties fo:font-size="26pt" fo:font-style="normal" fo:font-weight="bold"/>
    </style:style>
    <style:style style:name="T57" style:family="text">
      <style:text-properties style:text-position="sub 58%" fo:font-size="28pt" fo:font-style="italic"/>
    </style:style>
    <style:style style:name="T58" style:family="text">
      <style:text-properties fo:font-family="'Courier New'" style:font-family-generic="modern" style:font-pitch="fixed" fo:font-size="28pt" style:text-underline-style="none"/>
    </style:style>
    <style:style style:name="T59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60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61" style:family="text">
      <style:text-properties fo:font-size="28pt" style:text-underline-style="none" fo:font-weight="normal"/>
    </style:style>
    <style:style style:name="T62" style:family="text">
      <style:text-properties fo:font-family="'Bitstream Vera Sans Mono'" style:font-family-generic="swiss" style:font-pitch="fixed" fo:font-size="28pt" style:text-underline-style="none" fo:font-weight="normal"/>
    </style:style>
    <style:style style:name="T63" style:family="text">
      <style:text-properties fo:font-family="'Courier New'" style:font-family-generic="modern" style:font-pitch="fixed" fo:font-size="28pt" style:text-underline-style="none" fo:font-weight="normal"/>
    </style:style>
    <style:style style:name="T64" style:family="text">
      <style:text-properties fo:font-size="28pt" fo:font-weight="normal"/>
    </style:style>
    <style:style style:name="T65" style:family="text">
      <style:text-properties fo:font-size="28pt" fo:font-style="italic" fo:font-weight="normal"/>
    </style:style>
    <style:style style:name="T66" style:family="text">
      <style:text-properties fo:font-family="'Bitstream Vera Sans Mono'" style:font-family-generic="swiss" style:font-pitch="fixed" fo:font-size="28pt" fo:font-weight="bold"/>
    </style:style>
    <style:style style:name="T67" style:family="text">
      <style:text-properties style:text-position="sub 58%" fo:font-size="28pt" fo:font-style="italic" fo:font-weight="normal"/>
    </style:style>
    <style:style style:name="T68" style:family="text">
      <style:text-properties fo:font-family="OpenSymbol" style:font-style-name="Regular" style:font-pitch="variable" style:font-charset="x-symbol" fo:font-size="28pt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69" style:family="text">
      <style:text-properties style:text-position="sub 58%" fo:font-family="Arial" style:font-family-generic="swiss" style:font-pitch="variable" fo:font-size="28pt" fo:font-style="italic" fo:font-weight="normal" style:font-family-asian="OpenSymbol" style:font-style-name-asian="Regular" style:font-pitch-asian="variable" style:font-charset-asian="x-symbol" style:font-size-asian="24pt" style:font-family-complex="OpenSymbol" style:font-style-name-complex="Regular" style:font-pitch-complex="variable" style:font-charset-complex="x-symbol" style:font-size-complex="24pt"/>
    </style:style>
    <style:style style:name="T70" style:family="text">
      <style:text-properties fo:font-family="Arial" style:font-family-generic="swiss" style:font-pitch="variable" fo:font-size="28pt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71" style:family="text">
      <style:text-properties fo:font-family="StarSymbol" style:font-style-name="Regular" style:font-pitch="variable" style:font-charset="x-symbol" fo:font-size="28pt" fo:font-weight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72" style:family="text">
      <style:text-properties style:text-position="sub 58%" fo:font-family="Albany" style:font-family-generic="swiss" fo:font-size="28pt" fo:font-style="italic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3" style:family="text">
      <style:text-properties fo:font-family="Albany" style:font-family-generic="swiss" fo:font-size="28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4" style:family="text">
      <style:text-properties fo:font-family="Arial" style:font-family-generic="swiss" style:font-pitch="variable" fo:font-size="28pt" fo:font-weight="normal"/>
    </style:style>
    <style:style style:name="T75" style:family="text">
      <style:text-properties fo:font-size="26pt" style:text-underline-style="none" fo:font-weight="normal"/>
    </style:style>
    <style:style style:name="T76" style:family="text">
      <style:text-properties fo:font-family="'Bitstream Vera Sans Mono'" style:font-family-generic="swiss" style:font-pitch="fixed" fo:font-size="26pt" style:text-underline-style="none" fo:font-weight="normal"/>
    </style:style>
    <style:style style:name="T77" style:family="text">
      <style:text-properties fo:font-family="'Courier New'" style:font-family-generic="modern" style:font-pitch="fixed" fo:font-size="26pt" style:text-underline-style="none" fo:font-weight="normal"/>
    </style:style>
    <style:style style:name="T78" style:family="text">
      <style:text-properties fo:font-size="26pt" fo:font-weight="normal"/>
    </style:style>
    <style:style style:name="T79" style:family="text">
      <style:text-properties fo:font-size="26pt" fo:font-style="italic" fo:font-weight="normal"/>
    </style:style>
    <style:style style:name="T80" style:family="text">
      <style:text-properties fo:font-size="26pt" fo:font-style="italic" fo:font-weight="bold"/>
    </style:style>
    <style:style style:name="T81" style:family="text">
      <style:text-properties fo:color="#800000" fo:font-family="'Bitstream Vera Sans Mono'" style:font-family-generic="swiss" style:font-pitch="fixed" fo:font-size="26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1: ME Of A Point Source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1" draw:text-style-name="P6" draw:layer="layout" svg:width="24.942cm" svg:height="3.508cm" svg:x="2.058cm" svg:y="1.542cm" presentation:class="title" presentation:user-transformed="true">
          <draw:text-box>
            <text:p text:style-name="P1"><text:span text:style-name="T4">The Measurement Equation:</text:span><text:span text:style-name="T4"><text:line-break/></text:span><text:span text:style-name="T4">Putting the “Meq” into MeqTrees!</text:span></text:p>
          </draw:text-box>
        </draw:frame>
        <draw:frame presentation:style-name="pr2" draw:text-style-name="P5" draw:layer="layout" svg:width="23.912cm" svg:height="13.231cm" svg:x="2.088cm" svg:y="6cm" presentation:class="outline" presentation:user-transformed="true">
          <draw:text-box>
            <text:p text:style-name="P9"/>
          </draw:text-box>
        </draw:frame>
        <draw:frame presentation:style-name="pr4" draw:text-style-name="P4" draw:layer="layout" svg:width="23.912cm" svg:height="14.488cm" svg:x="2.5cm" svg:y="6cm" presentation:class="outline" presentation:user-transformed="true">
          <draw:text-box>
            <text:list text:style-name="L2">
              <text:list-item>
                <text:p text:style-name="P4">The Measurement Equation tells you what you can expect to observe with an interferometer, given a sky and the <text:s/>properties of your instrument.</text:p>
              </text:list-item>
            </text:list>
            <text:list text:style-name="L2">
              <text:list-item>
                <text:p text:style-name="P4">Absolutely crucial for simulating and calibrating the next generation of radio telescopes; everything literally revolves around it.</text:p>
              </text:list-item>
            </text:list>
            <text:list text:style-name="L2">
              <text:list-item>
                <text:p text:style-name="P3"><text:span text:style-name="T5">Therefore:</text:span><text:span text:style-name="T6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 <text:s/>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1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 <text:s/>6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 <text:s/>3]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2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0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6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2] I use Jones matrices to do my taxes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8" draw:text-style-name="P9" draw:layer="layout" svg:width="23.912cm" svg:height="6.586cm" svg:x="2.5cm" svg:y="13.548cm" presentation:class="outline" presentation:user-transformed="true">
          <draw:text-box>
            <text:list text:style-name="L2">
              <text:list-item>
                <text:p text:style-name="P9">Conclusion:<text:line-break/>The ME is no longer one of these unknown knowns -- the things we don't know we know -- that Donald Rumsfeld didn't know he knew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9" presentation:use-footer-name="ftr1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<text:span text:style-name="T1">Jones Matrices</text:span></text:p>
          </draw:text-box>
        </draw:frame>
        <draw:frame draw:style-name="gr2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9" presentation:use-footer-name="ftr1">
        <office:forms form:automatic-focus="false" form:apply-design-mode="false"/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rrelations &amp; Visibilities</text:p>
          </draw:text-box>
        </draw:frame>
        <draw:frame draw:style-name="gr2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9" presentation:use-footer-name="ftr1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9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9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9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9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9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9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2">
              <text:list-item>
                <text:p text:style-name="P9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9"><text:span text:style-name="T16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9"><text:span text:style-name="T16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9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9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ree Layers Of Intuition</text:p>
          </draw:text-box>
        </draw:frame>
        <draw:frame presentation:style-name="pr12" draw:text-style-name="P9" draw:layer="layout" svg:width="23.912cm" svg:height="10.5cm" svg:x="2cm" svg:y="6cm" presentation:class="outline" presentation:user-transformed="true">
          <draw:text-box>
            <text:list text:style-name="L2">
              <text:list-item>
                <text:p text:style-name="P9"><text:span text:style-name="T5">Physical:</text:span> e.g. beam gain<text:span text:style-name="T18">, parallactic angl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beam pattern of X and Y dipoles different, causes polarization of off-center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P.A. rotates polarization angl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9">Geometrical:</text:span><text:span text:style-name="T18"> stretching, rotation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do not commute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9">Mathematical:</text:span><text:span text:style-name="T18"> matrix properties</text:span></text:p>
              </text:list-item>
            </text:list>
          </draw:text-box>
        </draw:frame>
        <draw:frame draw:style-name="gr2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9" draw:layer="layout" svg:width="23.912cm" svg:height="14.157cm" svg:x="2.058cm" svg:y="5.838cm" presentation:class="outline" presentation:user-transformed="true">
          <draw:text-box>
            <text:list text:style-name="L2">
              <text:list-item>
                <text:p text:style-name="P9">The general formulation above is <text:span text:style-name="T13">“</text:span><text:span text:style-name="T20">The</text:span><text:span text:style-name="T13"> Measurement Equation” </text:span><text:span text:style-name="T21">(of a generic radio interferometer...)</text:span></text:p>
              </text:list-item>
            </text:list>
            <text:list text:style-name="L2">
              <text:list-item>
                <text:p text:style-name="P9">When we want to simulate a specific instrument, we put specific Jones terms into the ME, and derive <text:span text:style-name="T22">a</text:span><text:span text:style-name="T13"> measurement equation</text:span><text:span text:style-name="T23"> for that instrument.</text:span></text:p>
              </text:list-item>
            </text:list>
            <text:list text:style-name="L2">
              <text:list-item>
                <text:p text:style-name="P9"><text:span text:style-name="T23">We then </text:span><text:span text:style-name="T13">implement</text:span><text:span text:style-name="T23"> that specific m.e. in software (e.g. with MeqTrees)</text:span></text:p>
              </text:list-item>
            </text:list>
            <text:list text:style-name="L2">
              <text:list-item>
                <text:p text:style-name="P9"><text:span text:style-name="T23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3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4" draw:text-style-name="P9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2.903cm" svg:height="12.555cm" svg:x="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Antenna UVWs <text:line-break/>and Antenna Phase</text:p>
          </draw:text-box>
        </draw:frame>
        <draw:frame presentation:style-name="pr15" draw:text-style-name="P9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3" draw:text-style-name="P15" draw:layer="layout" svg:width="2cm" svg:height="1cm" svg:x="1.322cm" svg:y="14.079cm">
          <text:p text:style-name="P14"><text:span text:style-name="T5"/></text:p>
          <text:p text:style-name="P14"><text:span text:style-name="T5"/></text:p>
          <text:p text:style-name="P14"><text:span text:style-name="T5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5" draw:layer="layout" svg:width="2cm" svg:height="1cm" svg:x="8.103cm" svg:y="14.01cm">
          <text:p text:style-name="P14"><text:span text:style-name="T5"/></text:p>
          <text:p text:style-name="P14"><text:span text:style-name="T5"/></text:p>
          <text:p text:style-name="P14"><text:span text:style-name="T5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16" draw:layer="layout" svg:x1="2.5cm" svg:y1="14.5cm" svg:x2="7cm" svg:y2="7.5cm">
          <text:p text:style-name="P1"/>
        </draw:line>
        <draw:line draw:style-name="gr4" draw:text-style-name="P16" draw:layer="layout" svg:x1="9cm" svg:y1="14.5cm" svg:x2="13.5cm" svg:y2="7.5cm">
          <text:p text:style-name="P1"/>
        </draw:line>
        <draw:line draw:style-name="gr5" draw:text-style-name="P17" draw:layer="layout" svg:x1="5cm" svg:y1="18.5cm" svg:x2="2.5cm" svg:y2="14.5cm">
          <text:p text:style-name="P1"/>
        </draw:line>
        <draw:line draw:style-name="gr5" draw:text-style-name="P16" draw:layer="layout" svg:x1="5cm" svg:y1="18.5cm" svg:x2="9cm" svg:y2="14.5cm">
          <text:p text:style-name="P1"/>
        </draw:line>
        <draw:line draw:style-name="gr5" draw:text-style-name="P16" draw:layer="layout" svg:x1="9cm" svg:y1="14.5cm" svg:x2="2.5cm" svg:y2="14.5cm">
          <text:p text:style-name="P1"/>
        </draw:line>
        <draw:frame draw:style-name="gr2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<text:span text:style-name="T13">K</text:span>: Breaking The<text:line-break/>Coherency Barrier</text:p>
          </draw:text-box>
        </draw:frame>
        <draw:frame presentation:style-name="pr2" draw:text-style-name="P12" draw:layer="layout" svg:width="25cm" svg:height="13.765cm" svg:x="2cm" svg:y="5.735cm" presentation:class="outline" presentation:user-transformed="true">
          <draw:text-box>
            <text:list text:style-name="L2">
              <text:list-item>
                <text:p text:style-name="P9"><text:span text:style-name="T24">The interferometer phase term is traditionally considered separately; however, it fits the Jones formalism like a glove.</text:span></text:p>
              </text:list-item>
            </text:list>
            <text:list text:style-name="L2">
              <text:list-item>
                <text:p text:style-name="P9"><text:span text:style-name="T17">K</text:span><text:span text:style-name="T16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athlength differenc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 delays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Scalar matrices commute with everything, so we're allowed to “merge” these two effects and shift the resulting </text:span><text:span text:style-name="T17">K</text:span><text:span text:style-name="T24">'s</text:span><text:span text:style-name="T16"> around.</text:span></text:p>
              </text:list-item>
            </text:list>
            <text:list text:style-name="L2">
              <text:list-item>
                <text:p text:style-name="P4"><text:span text:style-name="T17">K</text:span><text:span text:style-name="T16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6">moral: keep your dipoles together!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Forget about the Fourier Transform for now..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Matrix Multiplication</text:p>
          </draw:text-box>
        </draw:frame>
        <draw:frame presentation:style-name="pr16" draw:text-style-name="P12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9"><text:span text:style-name="T16">See ME1</text:span><text:span text:style-name="T25">/demo1-predict-ps.py</text:span></text:p>
              </text:list-item>
            </text:list>
            <text:list text:style-name="L2">
              <text:list-item>
                <text:p text:style-name="P9"><text:span text:style-name="T26">The </text:span><text:span text:style-name="T27">Meq.MatrixMultiply</text:span><text:span text:style-name="T26"> node implements matrix multiplication.</text:span></text:p>
              </text:list-item>
            </text:list>
            <text:list text:style-name="L2">
              <text:list-item>
                <text:p text:style-name="P9"><text:span text:style-name="T28">We repeat this for all interferometers (all </text:span><text:span text:style-name="T29">p-q</text:span><text:span text:style-name="T28"> pairs), in a </text:span><text:span text:style-name="T30">for</text:span><text:span text:style-name="T28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Creating a B Matrix</text:p>
          </draw:text-box>
        </draw:frame>
        <draw:frame presentation:style-name="pr16" draw:text-style-name="P19" draw:layer="layout" svg:width="23.912cm" svg:height="6.586cm" svg:x="2.588cm" svg:y="11.669cm" presentation:class="outline" presentation:user-transformed="true">
          <draw:text-box>
            <text:list text:style-name="L2">
              <text:list-item>
                <text:p text:style-name="P9"><text:span text:style-name="T31">The </text:span><text:span text:style-name="T32">Meq.Matrix22</text:span><text:span text:style-name="T31"> shortcut creates a matrix from four children (using a <text:s/></text:span><text:span text:style-name="T32">Meq.Composer</text:span><text:span text:style-name="T31"> node).</text:span></text:p>
              </text:list-item>
            </text:list>
            <text:list text:style-name="L2">
              <text:list-item>
                <text:p text:style-name="P9"><text:span text:style-name="T33">IQUV</text:span><text:span text:style-name="T34">'s</text:span><text:span text:style-name="T31"> will be hardwired constants (for now)</text:span></text:p>
              </text:list-item>
            </text:list>
          </draw:text-box>
        </draw:frame>
        <draw:frame draw:style-name="gr2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7" draw:text-style-name="P12" draw:layer="layout" svg:width="23.912cm" svg:height="13.795cm" svg:x="2.5cm" svg:y="6cm" presentation:class="outline" presentation:user-transformed="true">
          <draw:text-box>
            <text:list text:style-name="L2">
              <text:list-item>
                <text:p text:style-name="P9"><text:span text:style-name="T35">The </text:span><text:span text:style-name="T36">Meq.VisPhaseShift</text:span><text:span text:style-name="T35"> node computes the a phase term as follows:</text:span><text:span text:style-name="T35"><text:line-break/></text:span><text:span text:style-name="T35"><text:line-break/></text:span><text:span text:style-name="T35"><text:line-break/></text:span><text:span text:style-name="T35"/></text:p>
              </text:list-item>
            </text:list>
            <text:list text:style-name="L2">
              <text:list-item>
                <text:p text:style-name="P9"><text:span text:style-name="T35">Takes two “vector” children for </text:span><text:span text:style-name="T37">uvw</text:span><text:span text:style-name="T38">'s</text:span><text:span text:style-name="T37"> </text:span><text:span text:style-name="T38">(in meters)</text:span><text:span text:style-name="T35"> and </text:span><text:span text:style-name="T37">lmn</text:span><text:span text:style-name="T38">'s</text:span><text:span text:style-name="T35">.</text:span></text:p>
              </text:list-item>
            </text:list>
            <text:list text:style-name="L2">
              <text:list-item>
                <text:p text:style-name="P9"><text:span text:style-name="T35">The </text:span><text:span text:style-name="T36">Meq.ConjTranspose</text:span><text:span text:style-name="T35"> shortcut implements the “</text:span><text:span text:style-name="T39">†</text:span><text:span text:style-name="T28">” operation.</text:span></text:p>
              </text:list-item>
            </text:list>
            <text:list text:style-name="L2">
              <text:list-item>
                <text:p text:style-name="P9"><text:span text:style-name="T35">We can explicitly form up an </text:span><text:span text:style-name="T37">(l,m,n-1)</text:span><text:span text:style-name="T35"> vector using a </text:span><text:span text:style-name="T36">Meq.Composer</text:span><text:span text:style-name="T35"> node.</text:span></text:p>
              </text:list-item>
            </text:list>
            <text:list text:style-name="L2">
              <text:list-item>
                <text:p text:style-name="P9"><text:span text:style-name="T35">But where do we get the </text:span><text:span text:style-name="T37">uvw's</text:span><text:span text:style-name="T35">?</text:span></text:p>
              </text:list-item>
            </text:list>
          </draw:text-box>
        </draw:frame>
        <draw:frame draw:style-name="gr2" draw:layer="layout" svg:width="20.195cm" svg:height="2.177cm" svg:x="4.305cm" svg:y="8.8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40">Where do </text:span><text:span text:style-name="T41">uvw'</text:span><text:span text:style-name="T40">s come from?</text:span></text:p>
              </text:list-item>
            </text:list>
            <text:list text:style-name="L2">
              <text:list-item>
                <text:p text:style-name="P4"><text:span text:style-name="T41">uvw</text:span><text:span text:style-name="T16">'s can be computed by a </text:span><text:span text:style-name="T42">Meq.UVW</text:span><text:span text:style-name="T16"> node.</text:span></text:p>
              </text:list-item>
            </text:list>
            <text:list text:style-name="L2">
              <text:list-item>
                <text:p text:style-name="P4"><text:span text:style-name="T16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9"><text:span text:style-name="T16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9"><text:span text:style-name="T43">An </text:span><text:span text:style-name="T21">init-script</text:span><text:span text:style-name="T43"> is a Python script that is executed </text:span><text:span text:style-name="T21">on the kernel side</text:span><text:span text:style-name="T43"> by the </text:span><text:span text:style-name="T44">VisDataMux</text:span><text:span text:style-name="T43"> node. The script name is specified as part of the I/O request.</text:span></text:p>
              </text:list-item>
            </text:list>
            <text:list text:style-name="L2">
              <text:list-item>
                <text:p text:style-name="P9"><text:span text:style-name="T43">It can provide a </text:span><text:span text:style-name="T21">MS header handler </text:span><text:span text:style-name="T45">(among other things).</text:span></text:p>
              </text:list-item>
            </text:list>
            <text:list text:style-name="L2">
              <text:list-item>
                <text:p text:style-name="P9"><text:span text:style-name="T45">The MS header contains all observational parameters.</text:span></text:p>
              </text:list-item>
            </text:list>
            <text:list text:style-name="L2">
              <text:list-item>
                <text:p text:style-name="P9"><text:span text:style-name="T43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9"><text:span text:style-name="T43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“</text:span><text:span text:style-name="T43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“</text:span><text:span text:style-name="T43">x:</text:span><text:span text:style-name="T21">p</text:span><text:span text:style-name="T43">”, “y:</text:span><text:span text:style-name="T21">p</text:span><text:span text:style-name="T43">”, “z:</text:span><text:span text:style-name="T21">p</text:span><text:span text:style-name="T43">” for position of antenna #</text:span><text:span text:style-name="T21">p</text:span><text:span text:style-name="T43">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3">Placeholders are created as constants, e.g. “</text:span><text:span text:style-name="T46">ns.ra&lt;&lt;0</text:span><text:span text:style-name="T43">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8" draw:text-style-name="P12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9"><text:span text:style-name="T42">VisTile</text:span><text:span text:style-name="T16"> is an intermediate </text:span><text:span text:style-name="T41">uv</text:span><text:span text:style-name="T16"> data layer (don't want to be locked into MSs forever...)</text:span></text:p>
              </text:list-item>
            </text:list>
            <text:list text:style-name="L2">
              <text:list-item>
                <text:p text:style-name="P9"><text:span text:style-name="T16">The I/O record maps MS columns to VisTile</text:span></text:p>
              </text:list-item>
            </text:list>
            <text:list text:style-name="L2">
              <text:list-item>
                <text:p text:style-name="P9"><text:span text:style-name="T16">Sinks &amp; Spigots map tile columns to trees</text:span></text:p>
              </text:list-item>
            </text:list>
          </draw:text-box>
        </draw:frame>
        <draw:g>
          <draw:rect draw:style-name="gr6" draw:text-style-name="P20" draw:layer="layout" svg:width="5.5cm" svg:height="1.5cm" draw:transform="rotate (1.5707963267946) translate (3cm 19.5cm)">
            <text:p text:style-name="P14"><text:span text:style-name="T47">DATA</text:span></text:p>
          </draw:rect>
          <draw:rect draw:style-name="gr6" draw:text-style-name="P16" draw:layer="layout" svg:width="6cm" svg:height="1.5cm" svg:x="3cm" svg:y="12.5cm">
            <text:p text:style-name="P14">MS columns</text:p>
          </draw:rect>
          <draw:rect draw:style-name="gr6" draw:text-style-name="P20" draw:layer="layout" svg:width="5.5cm" svg:height="1.5cm" draw:transform="rotate (1.5707963267946) translate (4.5cm 19.5cm)">
            <text:p text:style-name="P14"><text:span text:style-name="T47">MODEL_DATA</text:span></text:p>
          </draw:rect>
          <draw:rect draw:style-name="gr6" draw:text-style-name="P20" draw:layer="layout" svg:width="5.5cm" svg:height="1.5cm" draw:transform="rotate (1.5707963267946) translate (6cm 19.5cm)">
            <text:p text:style-name="P14"><text:span text:style-name="T47">CORRECTED_DATA</text:span></text:p>
          </draw:rect>
          <draw:rect draw:style-name="gr7" draw:text-style-name="P20" draw:layer="layout" svg:width="5.5cm" svg:height="1.5cm" draw:transform="rotate (1.5707963267946) translate (7.5cm 19.5cm)">
            <text:p text:style-name="P14"><text:span text:style-name="T47">??</text:span></text:p>
          </draw:rect>
        </draw:g>
        <draw:g>
          <draw:rect draw:style-name="gr8" draw:text-style-name="P14" draw:layer="layout" svg:width="4.5cm" svg:height="1.5cm" svg:x="12.5cm" svg:y="12.5cm">
            <text:p text:style-name="P14">VisTile</text:p>
          </draw:rect>
          <draw:rect draw:style-name="gr8" draw:text-style-name="P20" draw:layer="layout" svg:width="5.5cm" svg:height="1.5cm" draw:transform="rotate (1.5707963267946) translate (12.5cm 19.5cm)">
            <text:p text:style-name="P14"><text:span text:style-name="T47">DATA</text:span></text:p>
          </draw:rect>
          <draw:rect draw:style-name="gr8" draw:text-style-name="P20" draw:layer="layout" svg:width="5.5cm" svg:height="1.5cm" draw:transform="rotate (1.5707963267946) translate (14cm 19.5cm)">
            <text:p text:style-name="P14"><text:span text:style-name="T47">PREDICT</text:span></text:p>
          </draw:rect>
          <draw:rect draw:style-name="gr8" draw:text-style-name="P20" draw:layer="layout" svg:width="5.5cm" svg:height="1.5cm" draw:transform="rotate (1.5707963267946) translate (15.5cm 19.5cm)">
            <text:p text:style-name="P14"><text:span text:style-name="T47">RESIDUALS</text:span></text:p>
          </draw:rect>
        </draw:g>
        <draw:rect draw:style-name="gr9" draw:text-style-name="P14" draw:layer="layout" svg:width="4.5cm" svg:height="1.5cm" svg:x="21cm" svg:y="13.5cm">
          <text:p text:style-name="P14">Spigot</text:p>
        </draw:rect>
        <draw:rect draw:style-name="gr9" draw:text-style-name="P14" draw:layer="layout" svg:width="4.5cm" svg:height="1.5cm" svg:x="21cm" svg:y="17cm">
          <text:p text:style-name="P14">Sink</text:p>
        </draw:rect>
        <draw:line draw:style-name="gr10" draw:text-style-name="P20" draw:layer="layout" svg:x1="3.5cm" svg:y1="15cm" svg:x2="13.5cm" svg:y2="15cm">
          <text:p text:style-name="P14"><text:span text:style-name="T47">req.input</text:span></text:p>
        </draw:line>
        <draw:line draw:style-name="gr11" draw:text-style-name="P21" draw:layer="layout" svg:x1="5cm" svg:y1="18.5cm" svg:x2="14.5cm" svg:y2="18.5cm">
          <text:p text:style-name="P14"><text:span text:style-name="T48">req.output</text:span></text:p>
        </draw:line>
        <draw:line draw:style-name="gr12" draw:text-style-name="P21" draw:layer="layout" svg:x1="13.5cm" svg:y1="14.5cm" svg:x2="21cm" svg:y2="14.5cm">
          <text:p text:style-name="P14"><text:span text:style-name="T48">Spigot</text:span><text:span text:style-name="T48"><text:line-break/></text:span><text:span text:style-name="T48">init</text:span></text:p>
        </draw:line>
        <draw:line draw:style-name="gr13" draw:text-style-name="P21" draw:layer="layout" svg:x1="14.5cm" svg:y1="18cm" svg:x2="21cm" svg:y2="18cm">
          <text:p text:style-name="P14"><text:span text:style-name="T48">Sink</text:span><text:span text:style-name="T48"><text:line-break/></text:span><text:span text:style-name="T48">init</text:span></text:p>
        </draw:lin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9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Load up the “K Jones” and “Inspector” bookmarks.</text:p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5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9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5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0] invented it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no-one to blame this time though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9" draw:layer="layout" svg:width="24.912cm" svg:height="13.231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9">_tdl_job_</text:span><text:span text:style-name="T50">foo</text:span><text:span text:style-name="T49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9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9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9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1">See ME1</text:span><text:span text:style-name="T52">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Introducing (Complex) <text:line-break/>Gain Errors</text:p>
          </draw:text-box>
        </draw:frame>
        <draw:frame presentation:style-name="pr16" draw:text-style-name="P9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9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9"><text:span text:style-name="T51">See </text:span><text:span text:style-name="T52">ME1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5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we'll set up subtrees to compute the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9" draw:text-style-name="P10" draw:layer="layout" svg:width="25cm" svg:height="12.805cm" svg:x="2cm" svg:y="7.195cm" presentation:class="outline" presentation:user-transformed="true">
          <draw:text-box>
            <text:list text:style-name="L2">
              <text:list-item>
                <text:p text:style-name="P9"><text:span text:style-name="T8">Remember that we get a “time grid” with each request.</text:span></text:p>
              </text:list-item>
            </text:list>
            <text:list text:style-name="L2">
              <text:list-item>
                <text:p text:style-name="P9"><text:span text:style-name="T8">The </text:span><text:span text:style-name="T53">Meq.Time</text:span><text:span text:style-name="T8"> node returns </text:span><text:span text:style-name="T54">f(t) = t, c</text:span><text:span text:style-name="T55">ombine it with a </text:span><text:span text:style-name="T56">Meq.Sin</text:span><text:span text:style-name="T55"> node to compute </text:span><text:span text:style-name="T54">A*</text:span><text:span text:style-name="T55">sin</text:span><text:span text:style-name="T54">(Bt+C)</text:span></text:p>
              </text:list-item>
            </text:list>
            <text:list text:style-name="L2">
              <text:list-item>
                <text:p text:style-name="P9"><text:span text:style-name="T55">Generate random </text:span><text:span text:style-name="T54">A,B,C</text:span><text:span text:style-name="T55">'s per dipole (using Python's </text:span><text:span text:style-name="T56">random</text:span><text:span text:style-name="T55"> module)</text:span></text:p>
              </text:list-item>
            </text:list>
            <text:list text:style-name="L2">
              <text:list-item>
                <text:p text:style-name="P9"><text:span text:style-name="T56">Meq.Polar</text:span><text:span text:style-name="T55"> builds x*exp(</text:span><text:span text:style-name="T54">iy</text:span><text:span text:style-name="T55">)</text:span></text:p>
              </text:list-item>
            </text:list>
            <text:list text:style-name="L2">
              <text:list-item>
                <text:p text:style-name="P9"><text:span text:style-name="T55">Run the tree (load up the bookmarks).</text:span></text:p>
              </text:list-item>
            </text:list>
            <text:list text:style-name="L2">
              <text:list-item>
                <text:p text:style-name="P9"><text:span text:style-name="T55">Make a map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5">note that we can now select a column to image, the new simulation is in DATA, the old one is in MODEL_DATA.</text:span></text:p>
                  </text:list-item>
                </text:list>
              </text:list-item>
            </text:list>
          </draw:text-box>
        </draw:frame>
        <draw:frame draw:style-name="gr2" draw:layer="layout" svg:width="14.924cm" svg:height="1.334cm" svg:x="6cm" svg:y="5.6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20" draw:text-style-name="P12" draw:layer="layout" svg:width="23.912cm" svg:height="7.199cm" svg:x="3cm" svg:y="8cm" presentation:class="outline" presentation:user-transformed="true">
          <draw:text-box>
            <text:list text:style-name="L2">
              <text:list-item>
                <text:p text:style-name="P9"><text:span text:style-name="T16">This does </text:span><text:span text:style-name="T41">N</text:span><text:span text:style-name="T57">time</text:span><text:span text:style-name="T16">x</text:span><text:span text:style-name="T41">N</text:span><text:span text:style-name="T57">freq</text:span><text:span text:style-name="T16">x4 individual matrix multiplications.</text:span></text:p>
              </text:list-item>
            </text:list>
            <text:list text:style-name="L2">
              <text:list-item>
                <text:p text:style-name="P9"><text:span text:style-name="T17">B</text:span><text:span text:style-name="T40"> is constant, </text:span><text:span text:style-name="T17">G</text:span><text:span text:style-name="T40">'s are variable in time, and </text:span><text:span text:style-name="T17">K</text:span><text:span text:style-name="T40">'s are variable in time-freq.</text:span></text:p>
              </text:list-item>
            </text:list>
            <text:list text:style-name="L2">
              <text:list-item>
                <text:p text:style-name="P9"><text:span text:style-name="T40">If we reorder the terms as follows (</text:span><text:span text:style-name="T17">K</text:span><text:span text:style-name="T40"> commutes)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11.5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1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2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8"><text:span text:style-name="T16">we end up with </text:span><text:span text:style-name="T41">N</text:span><text:span text:style-name="T57">time</text:span><text:span text:style-name="T16">x2 + </text:span><text:span text:style-name="T41">N</text:span><text:span text:style-name="T57">time</text:span><text:span text:style-name="T16">x</text:span><text:span text:style-name="T41">N</text:span><text:span text:style-name="T57">freq</text:span><text:span text:style-name="T16">x2 ops.</text:span></text:p>
              </text:list-item>
            </text:list>
            <text:list text:style-name="L2">
              <text:list-item>
                <text:p text:style-name="P9"><text:span text:style-name="T40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20" draw:text-style-name="P13" draw:layer="layout" svg:width="23.912cm" svg:height="13.805cm" svg:x="2.588cm" svg:y="6cm" presentation:class="outline" presentation:user-transformed="true">
          <draw:text-box>
            <text:list text:style-name="L5">
              <text:list-item>
                <text:p text:style-name="P22"><text:span text:style-name="T21">“</text:span><text:span text:style-name="T21">Premature optimization is the root of all evil.”</text:span><text:span text:style-name="T21"><text:line-break/></text:span><text:span text:style-name="T21"><text:tab/></text:span><text:span text:style-name="T43">-- Donald Knuth</text:span></text:p>
              </text:list-item>
            </text:list>
            <text:list text:style-name="L5">
              <text:list-item>
                <text:p text:style-name="P22"><text:span text:style-name="T21">“</text:span><text:span text:style-name="T21">More computing sins are committed in the name of efficiency (without necessarily achieving it) than for any other single reason – including blind stupidity.”</text:span><text:span text:style-name="T21"><text:line-break/></text:span><text:span text:style-name="T21"><text:tab/></text:span><text:span text:style-name="T43">-- W.A. Wulf</text:span></text:p>
              </text:list-item>
            </text:list>
            <text:list text:style-name="L5">
              <text:list-item>
                <text:p text:style-name="P22"><text:span text:style-name="T43"/></text:p>
              </text:list-item>
            </text:list>
            <text:list text:style-name="L2">
              <text:list-item>
                <text:p text:style-name="P9"><text:span text:style-name="T45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9"><text:span text:style-name="T45">...and where the problem lies.</text:span></text:p>
              </text:list-item>
            </text:list>
            <text:list text:style-name="L2">
              <text:list-item>
                <text:p text:style-name="P9"><text:span text:style-name="T45">Jones terms don't always commute, so think carefully before moving them around.</text:span></text:p>
              </text:list-item>
            </text:list>
            <text:list text:style-name="L2">
              <text:list-item>
                <text:p text:style-name="P9"><text:span text:style-name="T45">But if you can reshuffle them, significant CPU savings may in fact result.</text:span></text:p>
              </text:list-item>
            </text:list>
          </draw:text-box>
        </draw:frame>
        <draw:frame presentation:style-name="pr21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2" draw:text-style-name="P12" draw:layer="layout" svg:width="23.912cm" svg:height="7.5cm" svg:x="3.088cm" svg:y="18cm" presentation:class="outline" presentation:user-transformed="true">
          <draw:text-box>
            <text:p text:style-name="P9"/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6" draw:text-style-name="P12" draw:layer="layout" svg:width="24.412cm" svg:height="5.799cm" svg:x="1.5cm" svg:y="5.931cm" presentation:class="outline" presentation:user-transformed="true">
          <draw:text-box>
            <text:list text:style-name="L2">
              <text:list-item>
                <text:p text:style-name="P9"><text:span text:style-name="T51">Use </text:span><text:span text:style-name="T52">ME1/demo3-predict-ps-gain.py</text:span><text:span text:style-name="T58"> </text:span><text:span text:style-name="T16">as a starting point. </text:span></text:p>
              </text:list-item>
            </text:list>
            <text:list text:style-name="L2">
              <text:list-item>
                <text:p text:style-name="P9"><text:span text:style-name="T16">Make the source unpolarized, with </text:span><text:span text:style-name="T41">I</text:span><text:span text:style-name="T16">=1Jy.</text:span></text:p>
              </text:list-item>
            </text:list>
            <text:list text:style-name="L2">
              <text:list-item>
                <text:p text:style-name="P9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2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6" draw:text-style-name="P12" draw:layer="layout" svg:width="26cm" svg:height="4.159cm" svg:x="1.5cm" svg:y="15.69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16">pick random </text:span><text:span text:style-name="T41">a</text:span><text:span text:style-name="T57">p</text:span><text:span text:style-name="T16">'s in the range [1e-10,1e-9]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For </text:span><text:span text:style-name="T59"></text:span><text:span text:style-name="T60">0</text:span><text:span text:style-name="T16">, create placeholder </text:span><text:span text:style-name="T25">(ns.freq0&lt;&lt;0)</text:span></text:p>
              </text:list-item>
            </text:list>
            <text:list text:style-name="L2">
              <text:list-item>
                <text:p text:style-name="P9"><text:span text:style-name="T16">Produce a per-channel map, look at </text:span><text:span text:style-name="T41">Q</text:span><text:span text:style-name="T40"> flux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6" draw:text-style-name="P9" draw:layer="layout" svg:width="23.912cm" svg:height="6.586cm" svg:x="2cm" svg:y="5.931cm" presentation:class="outline" presentation:user-transformed="true">
          <draw:text-box>
            <text:list text:style-name="L2">
              <text:list-item>
                <text:p text:style-name="P9">A “perfect” instrument has an equatorial mount, i.e. stationary sky.</text:p>
              </text:list-item>
            </text:list>
            <text:list text:style-name="L2">
              <text:list-item>
                <text:p text:style-name="P9">With an alt-az mount, the sky rotates relative to each antenna, so we must add a rotation term to our M.E.</text:p>
              </text:list-item>
            </text:list>
          </draw:text-box>
        </draw:frame>
        <draw:frame draw:style-name="gr2" draw:layer="layout" svg:width="14.737cm" svg:height="7.359cm" svg:x="6.5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6" draw:text-style-name="P12" draw:layer="layout" svg:width="25.5cm" svg:height="10.387cm" svg:x="1.5cm" svg:y="5.5cm" presentation:class="outline" presentation:user-transformed="true">
          <draw:text-box>
            <text:list text:style-name="L2">
              <text:list-item>
                <text:p text:style-name="P9"><text:span text:style-name="T61">Use </text:span><text:span text:style-name="T62">ME1/demo3-predict-ps-gain.py</text:span><text:span text:style-name="T63"> </text:span><text:span text:style-name="T64">as a starting point. </text:span></text:p>
              </text:list-item>
            </text:list>
            <text:list text:style-name="L2">
              <text:list-item>
                <text:p text:style-name="P9"><text:span text:style-name="T64">Use </text:span><text:span text:style-name="T65">I</text:span><text:span text:style-name="T64">=1 Jy, </text:span><text:span text:style-name="T65">Q</text:span><text:span text:style-name="T64">=.2 Jy</text:span></text:p>
              </text:list-item>
            </text:list>
            <text:list text:style-name="L2">
              <text:list-item>
                <text:p text:style-name="P9"><text:span text:style-name="T24">Insert the gain terms from Exercise 1.</text:span></text:p>
              </text:list-item>
            </text:list>
            <text:list text:style-name="L2">
              <text:list-item>
                <text:p text:style-name="P9"><text:span text:style-name="T64">Add a </text:span><text:span text:style-name="T17">P</text:span><text:span text:style-name="T64"> term to model sky rotation.</text:span></text:p>
              </text:list-item>
            </text:list>
            <text:list text:style-name="L2">
              <text:list-item>
                <text:p text:style-name="P9"><text:span text:style-name="T64">Produce MFS and per-channel maps of </text:span><text:span text:style-name="T65">IQUV</text:span><text:span text:style-name="T64"> flux.</text:span></text:p>
              </text:list-item>
            </text:list>
            <text:list text:style-name="L2">
              <text:list-item>
                <text:p text:style-name="P9"><text:span text:style-name="T64">Hint: </text:span><text:span text:style-name="T42">Meq.ParAngle</text:span><text:span text:style-name="T64"> computes the P.A. as a function of time. It expects a </text:span><text:span text:style-name="T66">radec</text:span><text:span text:style-name="T64"> child (phase center), and an </text:span><text:span text:style-name="T66">xyz</text:span><text:span text:style-name="T64"> child (station position).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UFO</text:p>
          </draw:text-box>
        </draw:frame>
        <draw:frame presentation:style-name="pr16" draw:text-style-name="P12" draw:layer="layout" svg:width="23.912cm" svg:height="3.505cm" svg:x="2.5cm" svg:y="5.5cm" presentation:class="outline" presentation:user-transformed="true">
          <draw:text-box>
            <text:list text:style-name="L2">
              <text:list-item>
                <text:p text:style-name="P9"><text:span text:style-name="T61">Use </text:span><text:span text:style-name="T62">ME1/demo2-predict-ps-image.py</text:span><text:span text:style-name="T63"> </text:span><text:span text:style-name="T64">as a starting point. </text:span></text:p>
              </text:list-item>
            </text:list>
            <text:list text:style-name="L2">
              <text:list-item>
                <text:p text:style-name="P9"><text:span text:style-name="T64">Make the source move:</text:span><text:span text:style-name="T42"> </text:span></text:p>
              </text:list-item>
            </text:list>
          </draw:text-box>
        </draw:frame>
        <draw:frame draw:style-name="gr2" draw:layer="layout" svg:width="14.201cm" svg:height="4.653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6" draw:text-style-name="P12" draw:layer="layout" svg:width="23.912cm" svg:height="4.744cm" svg:x="2.5cm" svg:y="15.5cm" presentation:class="outline" presentation:user-transformed="true">
          <draw:text-box>
            <text:list text:style-name="L2">
              <text:list-item>
                <text:p text:style-name="P9"><text:span text:style-name="T64">For </text:span><text:span text:style-name="T65">t</text:span><text:span text:style-name="T67">0</text:span><text:span text:style-name="T64"> </text:span><text:span text:style-name="T68"></text:span><text:span text:style-name="T69">0</text:span><text:span text:style-name="T70"> </text:span><text:span text:style-name="T71"></text:span><text:span text:style-name="T72">1</text:span><text:span text:style-name="T73"> </text:span><text:span text:style-name="T64">use placeholder constants:</text:span><text:span text:style-name="T64"><text:line-break/></text:span><text:span text:style-name="T46">(ns.time0&lt;&lt;0); (ns.freq0&lt;&lt;0); (ns.freq1&lt;&lt;0); </text:span><text:span text:style-name="T74"><text:line-break/></text:span><text:span text:style-name="T64">the header script will initialize them for you.</text:span></text:p>
              </text:list-item>
            </text:list>
            <text:list text:style-name="L2">
              <text:list-item>
                <text:p text:style-name="P9"><text:span text:style-name="T64">Produce a per-channel map.</text:span><text:span text:style-name="T42">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4:<text:line-break/>Amoebas</text:p>
          </draw:text-box>
        </draw:frame>
        <draw:frame presentation:style-name="pr16" draw:text-style-name="P10" draw:layer="layout" svg:width="23.912cm" svg:height="13.931cm" svg:x="2.5cm" svg:y="5.5cm" presentation:class="outline" presentation:user-transformed="true">
          <draw:text-box>
            <text:list text:style-name="L2">
              <text:list-item>
                <text:p text:style-name="P9"><text:span text:style-name="T75">Use </text:span><text:span text:style-name="T76">ME1/demo2-predict-ps-image.py</text:span><text:span text:style-name="T77"> </text:span><text:span text:style-name="T78">as a starting point, put source at </text:span><text:span text:style-name="T79">l=m</text:span><text:span text:style-name="T78">=0.</text:span></text:p>
              </text:list-item>
            </text:list>
            <text:list text:style-name="L2">
              <text:list-item>
                <text:p text:style-name="P9"><text:span text:style-name="T8">Insert ionospheric phase (</text:span><text:span text:style-name="T80">Z</text:span><text:span text:style-name="T8"> jones) that we produced in Intro1/example5 and exercise 3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use one TID (ampl=.1, 50km, 200km/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for the x,y ionospheric “positions”, use the station x,y (use a Meq.Composer to form up the xy vector...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Bonus points: make inspectors for TECs and </text:span><text:span text:style-name="T80">Z</text:span><text:span text:style-name="T8">.</text:span></text:p>
              </text:list-item>
            </text:list>
            <text:list text:style-name="L2">
              <text:list-item>
                <text:p text:style-name="P9"><text:span text:style-name="T8">Run script and make a per-channel map.</text:span></text:p>
              </text:list-item>
            </text:list>
            <text:list text:style-name="L2">
              <text:list-item>
                <text:p text:style-name="P9"><text:span text:style-name="T8">Make a time-slice movie: </text:span><text:span text:style-name="T8"><text:line-break/></text:span><text:span text:style-name="T81">glish -l ~/Workshop2007/make_movie.g</text:span><text:span text:style-name="T81"><text:line-break/></text:span><text:span text:style-name="T81"><text:tab/></text:span><text:span text:style-name="T81"><text:tab/></text:span><text:span text:style-name="T81"><text:tab/></text:span><text:span text:style-name="T81">MODEL_DATA ms=demo.M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onus Exercise 5:<text:line-break/>Simulating a Transient</text:p>
          </draw:text-box>
        </draw:frame>
        <draw:frame presentation:style-name="pr16" draw:text-style-name="P12" draw:layer="layout" svg:width="23.912cm" svg:height="4.589cm" svg:x="2.5cm" svg:y="5.5cm" presentation:class="outline" presentation:user-transformed="true">
          <draw:text-box>
            <text:list text:style-name="L2">
              <text:list-item>
                <text:p text:style-name="P9"><text:span text:style-name="T64">Simulate a transient source, make an MFS and a per-channel map.</text:span></text:p>
              </text:list-item>
            </text:list>
            <text:list text:style-name="L2">
              <text:list-item>
                <text:p text:style-name="P9"><text:span text:style-name="T64">For bonus points, make the source narrow-band.</text:span></text:p>
              </text:list-item>
            </text:list>
          </draw:text-box>
        </draw:frame>
        <draw:custom-shape draw:style-name="gr14" draw:text-style-name="P16" draw:id="id1" draw:layer="layout" svg:width="3cm" svg:height="3cm" svg:x="18cm" svg:y="15cm">
          <text:p text:style-name="P1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4s" smil:fill="hold" presentation:node-type="with-previous" presentation:preset-class="entrance" presentation:preset-id="ooo-entrance-flash-once">
                  <anim:set smil:begin="0s" smil:dur="2s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29T23:19:11</dc:date>
    <meta:print-date>2006-10-16T20:42:10</meta:print-date>
    <dc:language>en-US</dc:language>
    <meta:editing-cycles>79</meta:editing-cycles>
    <meta:editing-duration>P10DT15H1M24S</meta:editing-duration>
    <meta:user-defined meta:name="Info 1"/>
    <meta:user-defined meta:name="Info 2"/>
    <meta:user-defined meta:name="Info 3"/>
    <meta:user-defined meta:name="Info 4"/>
    <meta:document-statistic meta:object-count="24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+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frac>
            <math:mrow>
              <math:mo math:stretchy="false">ν</math:mo>
              <math:mo math:stretchy="false">−</math:mo>
              <math:msub>
                <math:mo math:stretchy="false">ν</math:mo>
                <math:mn>0</math:mn>
              </math:msub>
            </math:mrow>
            <math:mrow>
              <math:msub>
                <math:mo math:stretchy="false">ν</math:mo>
                <math:mn>1</math:mn>
              </math:msub>
              <math:mo math:stretchy="false">−</math:mo>
              <math:msub>
                <math:mo math:stretchy="false">ν</math:mo>
                <math:mn>0</math:mn>
              </math:msub>
            </math:mrow>
          </math:mfrac>
          <math:mrow>
            <math:mo math:stretchy="false">(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)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row>
            <math:mrow>
              <math:mover math:accent="true">
                <math:mo math:stretchy="false">l</math:mo>
                <math:mo math:stretchy="false">˙</math:mo>
              </math:mover>
              <math:mo math:stretchy="false">=</math:mo>
              <math:mover math:accent="true">
                <math:mo math:stretchy="false">m</math:mo>
                <math:mo math:stretchy="false">˙</math:mo>
              </math:mover>
            </math:mrow>
            <math:mo math:stretchy="false">=</math:mo>
            <math:mn>.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{%nu-%nu_0} over {%nu_1-%nu_0} (t-t_0) newline
%l_0=%m_0=0, ~~ dot %l=dot %m = .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